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2 3</text:p>
      <text:p text:style-name="Standard"/>
      <text:p text:style-name="Standard">1 3 5</text:p>
      <text:p text:style-name="Standard">2 4 6</text:p>
      <text:p text:style-name="Standard">3 5 7 </text:p>
      <text:p text:style-name="Standard">4 6 8</text:p>
      <text:p text:style-name="Standard">5 7 9</text:p>
      <text:p text:style-name="Standard"/>
      <text:p text:style-name="Standard">sum-files_array.f90</text:p>
      <text:p text:style-name="Standard"/>
      <text:p text:style-name="Standard"/>
      <text:p text:style-name="Standard"/>
      <text:p text:style-name="Standard">bash</text:p>
      <text:p text:style-name="Standard">wc → Npontos</text:p>
      <text:p text:style-name="Standard">ls wc → Mfiles</text:p>
      <text:p text:style-name="Standard">cat *.dat &gt; temp.dat</text:p>
      <text:p text:style-name="Standard"/>
      <text:p text:style-name="Standard">r1.dat</text:p>
      <text:p text:style-name="Standard">r2.dat</text:p>
      <text:p text:style-name="Standard">r3.dat</text:p>
      <text:p text:style-name="Standard">cat r*.dat &gt; temp.dat</text:p>
      <text:p text:style-name="Standard"/>
      <text:p text:style-name="Standard">sum_files_array_v2.f90</text:p>
      <text:p text:style-name="Standard">implicit none</text:p>
      <text:p text:style-name="Standard">integer I, Npontos, Narq</text:p>
      <text:p text:style-name="Standard">real, dimension(5) :: x, xsum</text:p>
      <text:p text:style-name="Standard">Npontos = 5</text:p>
      <text:p text:style-name="Standard">xsum = 0</text:p>
      <text:p text:style-name="Standard">Narq = 0</text:p>
      <text:p text:style-name="Standard"/>
      <text:p text:style-name="Standard">do</text:p>
      <text:p text:style-name="Standard">do i = 1, Npontos</text:p>
      <text:p text:style-name="Standard">read(*,*, end=100) x(i)</text:p>
      <text:p text:style-name="Standard">end do</text:p>
      <text:p text:style-name="Standard">Narq = Narq + 1</text:p>
      <text:p text:style-name="Standard">xsum = xsum + x</text:p>
      <text:p text:style-name="Standard">end do</text:p>
      <text:p text:style-name="Standard">100 xsum = xsum/Narq</text:p>
      <text:p text:style-name="Standard"/>
      <text:p text:style-name="Standard">do I = 1, Npontos</text:p>
      <text:p text:style-name="Standard">print*, xsum(i)</text:p>
      <text:p text:style-name="Standard">end do</text:p>
      <text:p text:style-name="Standard">end</text:p>
      <text:p text:style-name="Standard"/>
      <text:p text:style-name="Standard">./a.out &lt; temp.dat</text:p>
      <text:p text:style-name="Standard"/>
      <text:p text:style-name="Standard"/>
      <text:p text:style-name="Standard">M número de linhas N número de arqui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4-25T15:40:21</meta:creation-date>
    <meta:generator>LibreOffice/3.5$Linux_X86_64 LibreOffice_project/350m1$Build-2</meta:generator>
    <dc:date>2016-04-27T16:04:09</dc:date>
    <dc:creator>Cristiane Oliveira</dc:creator>
    <meta:editing-duration>PT24M57S</meta:editing-duration>
    <meta:editing-cycles>4</meta:editing-cycles>
    <meta:document-statistic meta:table-count="0" meta:image-count="0" meta:object-count="0" meta:page-count="1" meta:paragraph-count="36" meta:word-count="107" meta:character-count="456" meta:non-whitespace-character-count="384"/>
  </office:meta>
</office:document-meta>
</file>